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06.10.2011, kl: 14:00</text:span></text:p>
      <text:p text:style-name="P3"><text:span text:style-name="T1">Oppmøte: </text:span><text:span text:style-name="T2">Magnus, Martin, Robin, Tomas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Møte studass.</text:p>
            </text:list-item>
            <text:list-item>
              <text:p text:style-name="P4">Jobbe med prototype.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3"><text:span text:style-name="T1"><text:tab/></text:span><text:span text:style-name="T2">Arbeid begynner å ta seg opp. Blir utviklet et utkast til GUI med å bruke Window Builder i Eclipse. Møte med studass blir utsatt til neste gang.</text:span></text:p>
      <text:p text:style-name="P3"><text:span text:style-name="T1"/></text:p>
      <text:p text:style-name="P3"><text:span text:style-name="T1">Til neste gang:</text:span></text:p>
      <text:list text:style-name="L1">
        <text:list-item>
          <text:list>
            <text:list-item>
              <text:p text:style-name="P5"><text:span text:style-name="T2">Møte studass.</text:span></text:p>
            </text:list-item>
            <text:list-item>
              <text:p text:style-name="P5"><text:span text:style-name="T2">Begynne å knytte GUI delen sammen med de underliggende funksjonene og databasen.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